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line-break/>Speaker notes for the Voluntary Hacking Report for Winter 2022/2023.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4-01-14T00:28:38Z</meta:creation-date>
    <dc:date>2024-01-14T00:28:38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